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" style:family="paragraph" style:parent-style-name="Standard">
      <style:paragraph-properties fo:line-height="150%"/>
      <style:text-properties fo:font-style="italic" style:text-underline-style="solid" style:text-underline-width="auto" style:text-underline-color="font-color" officeooo:paragraph-rsid="0014c22a" style:font-style-asian="italic" style:font-style-complex="italic"/>
    </style:style>
    <style:style style:name="P3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150%"/>
    </style:style>
    <style:style style:name="T1" style:family="text">
      <style:text-properties officeooo:rsid="0014c22a"/>
    </style:style>
    <style:style style:name="T2" style:family="text">
      <style:text-properties officeooo:rsid="00151175"/>
    </style:style>
    <style:style style:name="T3" style:family="text">
      <style:text-properties officeooo:rsid="00161c3f"/>
    </style:style>
    <style:style style:name="T4" style:family="text">
      <style:text-properties officeooo:rsid="0017ee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OBRE A INFLUÊNCIA QUE A INTERNET PODE CAUSAR NA NOSSA SOCIEDADE:</text:p>
      <text:p text:style-name="P2">● Proponha uma solução (app/projeto/site) que como profissional de TI você acredita</text:p>
      <text:p text:style-name="P1">que poderia criar para ajudar nessas situações.</text:p>
      <text:p text:style-name="P4"><text:tab/><text:span text:style-name="T1">Um aplicativo que criasse um banco de dados sobre postagens enganosas (FakeNews) coletados pela mídia profissional e por colaboradores externos. O banco de postagens enganosas seria submetido a triagens </text:span><text:span text:style-name="T3">frequentes</text:span><text:span text:style-name="T1"> em seu conteúdo de forma a evitar que postagens legítimas fosse</text:span><text:span text:style-name="T3">m</text:span><text:span text:style-name="T1"> tratadas como Fake. Esse aplicativo ainda forneceria um assistente que vasculharia as pastas do </text:span><text:span text:style-name="T3">W</text:span><text:span text:style-name="T1">hat</text:span><text:span text:style-name="T3">A</text:span><text:span text:style-name="T1">pp e verificaria </text:span><text:span text:style-name="T3">quais imagens têm</text:span><text:span text:style-name="T1"> o mesmo perfil de imagens do banco de FakeNews e solicitaria ao usuário a permissão para excluir a imagem alegando que se tratava de FakeNews. Poderia ser disponibilizado </text:span><text:span text:style-name="T4">também como</text:span><text:span text:style-name="T1"> “FaceApp”, Pois o ambiente com mais postagens direcionadas </text:span><text:span text:style-name="T4">mal-intencionadas </text:span><text:span text:style-name="T1">ainda é o Facebook.</text:span></text:p>
      <text:p text:style-name="P1">● Qual a influência que essa solução teria?</text:p>
      <text:p text:style-name="P4"><text:tab/><text:span text:style-name="T3">Este aplicativo </text:span><text:span text:style-name="T1">limitaria muito o reenvio de notícias enganosas ou criminosas, pois à medida que se recebiam as mensagens, ele informaria da inver</text:span><text:span text:style-name="T2">acidade da </text:span><text:span text:style-name="T3">postagem e recomendaria que esta excluída pelo usuário.</text:span></text:p>
      <text:p text:style-name="P1">● Não é obrigatório desenvolver a solução.</text:p>
      <text:p text:style-name="P4"><text:tab/><text:span text:style-name="T3">Não seria necessário criar esta aplicação se todos os usuários de redes sociais, e de internet como um todo, tivessem responsabilidade e formação educacional suficiente para distinguir entre o que é fato e o que é uma provável FakeNews. É preciso lembra que nossa população tem um nível de escolaridade muito baixo, e que, mesmo sendo a maioria muito pobre, ainda assim conseguem ter acesso a aparelho smartfone, com os quais adentram em redes sociais dos mais diversos tip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3T15:24:39.408016189</meta:creation-date>
    <dc:date>2020-08-13T15:56:55.908910177</dc:date>
    <meta:editing-duration>PT8M28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8" meta:word-count="260" meta:character-count="1665" meta:non-whitespace-character-count="1410"/>
  </office:meta>
</office:document-meta>
</file>